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67f" officeooo:paragraph-rsid="0001267f"/>
    </style:style>
    <style:style style:name="P2" style:family="paragraph" style:parent-style-name="Text_20_body">
      <style:text-properties officeooo:rsid="0001267f" officeooo:paragraph-rsid="0001267f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Les variables globales</text:p>
      <text:p text:style-name="P1"/>
      <text:p text:style-name="P1"/>
      <text:p text:style-name="P2">#PHP - Variables superglobales, sessions et cookies Dans tous les exercices, il faudra faire une page HTML 5 valide et soigner son CSS. ##Exercice 1 Faire une page HTML permettant de donner à l'utilisateur :</text:p>
      <text:list xml:id="list1022092340637091348" text:style-name="L1">
        <text:list-item>
          <text:p text:style-name="P4">son User Agent </text:p>
        </text:list-item>
        <text:list-item>
          <text:p text:style-name="P4">son adresse ip </text:p>
        </text:list-item>
        <text:list-item>
          <text:p text:style-name="P3">le nom du serveur </text:p>
        </text:list-item>
      </text:list>
      <text:p text:style-name="Text_20_body">##Exercice 2 Sur la page index, faire un liens vers une autre page. Passer d'une page à l'autre le contenu des variables <text:span text:style-name="Strong_20_Emphasis">nom</text:span>, <text:span text:style-name="Strong_20_Emphasis">prenom</text:span> et <text:span text:style-name="Strong_20_Emphasis">age</text:span> grâce aux sessions. Ces variables auront été définies directement dans le code.<text:line-break/>Il faudra afficher le contenu de ces variables sur la deuxième page.</text:p>
      <text:p text:style-name="Text_20_body">##Exercice 3 Faire un formulaire qui permet de récupérer le login et le mot de passe de l'utilisateur. A la validation du formulaire, stocker les informations dans un cookie.</text:p>
      <text:p text:style-name="Text_20_body">##Exercice 4 Faire une page qui va récupérer les informations du cookie créé à l'exercice 3 et qui les affiches.</text:p>
      <text:p text:style-name="Text_20_body">##Exercice 5 Faire une page qui va pouvoir modifier le contenu du cookie de l'exercice 3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08:56.712551737</meta:creation-date>
    <dc:date>2017-03-23T20:57:34.863506359</dc:date>
    <meta:editing-duration>PT1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66" meta:character-count="943" meta:non-whitespace-character-count="786"/>
  </office:meta>
</office:document-meta>
</file>